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5.6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5.6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rect draw:style-name="gr1" draw:text-style-name="P2" xml:id="id1" draw:id="id1" draw:layer="layout" svg:width="3.62cm" svg:height="1.863cm" svg:x="1.078cm" svg:y="2.4cm">
          <text:p text:style-name="P1"><text:span text:style-name="T1">Mashup</text:span></text:p>
          <text:p text:style-name="P1"><text:span text:style-name="T1">Manager</text:span></text:p>
        </draw:rect>
        <draw:rect draw:style-name="gr1" draw:text-style-name="P2" xml:id="id3" draw:id="id3" draw:layer="layout" svg:width="3.62cm" svg:height="1.863cm" svg:x="1.015cm" svg:y="6.27cm">
          <text:p text:style-name="P1"><text:span text:style-name="T1">Mashup</text:span></text:p>
          <text:p text:style-name="P1"><text:span text:style-name="T1">Benutzer</text:span></text:p>
        </draw:rect>
        <draw:connector draw:style-name="gr2" draw:text-style-name="P1" draw:layer="layout" svg:x1="4.698cm" svg:y1="3.331cm" svg:x2="10.11cm" svg:y2="4.137cm" draw:start-shape="id1" draw:start-glue-point="1" draw:end-shape="id2" draw:end-glue-point="0" svg:d="m4698 3331h5412v806">
          <text:p/>
        </draw:connector>
        <draw:connector draw:style-name="gr2" draw:text-style-name="P1" draw:layer="layout" svg:x1="4.635cm" svg:y1="7.201cm" svg:x2="10.11cm" svg:y2="6cm" draw:start-shape="id3" draw:start-glue-point="1" draw:end-shape="id2" draw:end-glue-point="2" svg:d="m4635 7201h5475v-1201">
          <text:p/>
        </draw:connector>
        <draw:frame draw:style-name="gr3" draw:text-style-name="P3" draw:layer="layout" svg:width="1.552cm" svg:height="0.9cm" svg:x="4.6cm" svg:y="2.6cm">
          <draw:text-box>
            <text:p text:style-name="P3"><text:span text:style-name="T2">1..*</text:span></text:p>
          </draw:text-box>
        </draw:frame>
        <draw:frame draw:style-name="gr4" draw:text-style-name="P3" draw:layer="layout" svg:width="1.552cm" svg:height="0.763cm" svg:x="4.6cm" svg:y="6.537cm">
          <draw:text-box>
            <text:p text:style-name="P3"><text:span text:style-name="T2">1..*</text:span></text:p>
          </draw:text-box>
        </draw:frame>
        <draw:rect draw:style-name="gr1" draw:text-style-name="P2" xml:id="id4" draw:id="id4" draw:layer="layout" svg:width="3.62cm" svg:height="1.863cm" svg:x="16.3cm" svg:y="4.137cm">
          <text:p text:style-name="P1"><text:span text:style-name="T1">Quelle</text:span></text:p>
        </draw:rect>
        <draw:g>
          <draw:rect draw:style-name="gr1" draw:text-style-name="P2" xml:id="id2" draw:id="id2" draw:layer="layout" svg:width="3.62cm" svg:height="1.863cm" svg:x="8.3cm" svg:y="4.137cm">
            <text:p text:style-name="P1"><text:span text:style-name="T1">Mashup-Plattform</text:span></text:p>
          </draw:rect>
          <draw:frame draw:style-name="gr4" draw:text-style-name="P3" draw:layer="layout" svg:width="0.752cm" svg:height="0.763cm" svg:x="10.12cm" svg:y="3.6cm">
            <draw:text-box>
              <text:p text:style-name="P3"><text:span text:style-name="T2">*</text:span></text:p>
            </draw:text-box>
          </draw:frame>
          <draw:frame draw:style-name="gr4" draw:text-style-name="P3" draw:layer="layout" svg:width="0.752cm" svg:height="0.763cm" svg:x="10.02cm" svg:y="6.037cm">
            <draw:text-box>
              <text:p text:style-name="P3"><text:span text:style-name="T2">*</text:span></text:p>
            </draw:text-box>
          </draw:frame>
        </draw:g>
        <draw:connector draw:style-name="gr2" draw:text-style-name="P1" draw:layer="layout" svg:x1="11.92cm" svg:y1="5.068cm" svg:x2="16.3cm" svg:y2="5.068cm" draw:start-shape="id2" draw:end-shape="id4" draw:end-glue-point="3" svg:d="m11920 5068h4380">
          <text:p/>
        </draw:connector>
        <draw:frame draw:style-name="gr3" draw:text-style-name="P3" draw:layer="layout" svg:width="1.552cm" svg:height="0.9cm" svg:x="15.2cm" svg:y="4.4cm">
          <draw:text-box>
            <text:p text:style-name="P3"><text:span text:style-name="T2">2..4</text:span></text:p>
          </draw:text-box>
        </draw:frame>
        <draw:frame draw:style-name="gr3" draw:text-style-name="P3" draw:layer="layout" svg:width="1.552cm" svg:height="0.9cm" svg:x="11.848cm" svg:y="4.6cm">
          <draw:text-box>
            <text:p text:style-name="P3"><text:span text:style-name="T2">*</text:span></text:p>
          </draw:text-box>
        </draw:frame>
        <draw:frame draw:style-name="gr3" draw:text-style-name="P4" draw:layer="layout" svg:width="4.052cm" svg:height="1.418cm" svg:x="5.948cm" svg:y="1.8cm">
          <draw:text-box>
            <text:p text:style-name="P4"><text:span text:style-name="T3">erstellt</text:span><text:span text:style-name="T4">►</text:span></text:p>
            <text:p text:style-name="P4"><text:span text:style-name="T3">bearbeitet►</text:span></text:p>
            <text:p text:style-name="P4"><text:span text:style-name="T3">löscht►</text:span></text:p>
          </draw:text-box>
        </draw:frame>
        <draw:frame draw:style-name="gr3" draw:text-style-name="P4" draw:layer="layout" svg:width="2.652cm" svg:height="0.9cm" svg:x="12.848cm" svg:y="4.5cm">
          <draw:text-box>
            <text:p text:style-name="P4"><text:span text:style-name="T4">verknüpft►</text:span></text:p>
          </draw:text-box>
        </draw:frame>
        <draw:frame draw:style-name="gr3" draw:text-style-name="P4" draw:layer="layout" svg:width="2.652cm" svg:height="0.9cm" svg:x="6cm" svg:y="6.6cm">
          <draw:text-box>
            <text:p text:style-name="P4"><text:span text:style-name="T4">benutzt►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Wild</meta:initial-creator>
    <meta:creation-date>2011-10-22T18:17:20.95</meta:creation-date>
    <dc:date>2011-10-22T18:34:03.54</dc:date>
    <dc:creator>Jan Wild</dc:creator>
    <meta:editing-duration>PT1M29S</meta:editing-duration>
    <meta:editing-cycles>1</meta:editing-cycles>
    <meta:document-statistic meta:object-count="17"/>
    <meta:generator>LibreOffice/3.4$Win32 LibreOffice_project/340m1$Build-302</meta:generator>
  </office:meta>
</office:document-meta>
</file>